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QuartzJobScheduler.createJobDetail( String name , JobDataMap jobData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coonQuartzJobScheduler.createJob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